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300000230D0C5C086B1A1C670.png" manifest:media-type="image/png"/>
  <manifest:file-entry manifest:full-path="Pictures/1000B03C00005162000039D9F89F2836CA2A3F0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477cm" fo:min-width="1.624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046cm" fo:min-width="0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076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322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204cm" fo:min-width="0.374cm"/>
    </style:style>
    <style:style style:name="gr8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345cm" fo:min-width="0.939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471cm" fo:min-width="0.095cm"/>
    </style:style>
    <style:style style:name="gr12" style:family="graphic" style:parent-style-name="standard">
      <style:graphic-properties draw:stroke="none" draw:fill-color="#808080" draw:textarea-horizontal-align="justify" draw:textarea-vertical-align="middle" draw:auto-grow-height="false" fo:min-height="0.119cm" fo:min-width="0.379cm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0.191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46cm" fo:min-width="1.198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15cm" fo:min-width="0.0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035cm" fo:min-width="0cm"/>
    </style:style>
    <style:style style:name="gr17" style:family="graphic" style:parent-style-name="standard">
      <style:graphic-properties draw:stroke="none" draw:fill-color="#808080" draw:textarea-horizontal-align="justify" draw:textarea-vertical-align="middle" draw:auto-grow-height="false" fo:min-height="0.081cm" fo:min-width="0.299cm"/>
    </style:style>
    <style:style style:name="gr18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119cm" fo:min-width="0.379cm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0.191cm" fo:min-width="0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standard">
      <style:graphic-properties draw:stroke="none" draw:fill="solid" draw:fill-color="#000000" draw:fill-hatch-solid="false" draw:textarea-horizontal-align="justify" draw:textarea-vertical-align="middle" draw:auto-grow-height="false" fo:min-height="0cm" fo:min-width="2.05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draw:fill="solid" draw:fill-color="#000000" draw:fill-hatch-solid="false" draw:textarea-horizontal-align="justify" draw:textarea-vertical-align="middle" draw:auto-grow-height="false" fo:min-height="0cm" fo:min-width="11.327cm"/>
    </style:style>
    <style:style style:name="gr25" style:family="graphic" style:parent-style-name="standard">
      <style:graphic-properties draw:stroke="none" draw:fill="solid" draw:fill-color="#000000" draw:fill-hatch-solid="false" draw:textarea-horizontal-align="justify" draw:textarea-vertical-align="middle" draw:auto-grow-height="false" fo:min-height="0cm" fo:min-width="6.833cm"/>
    </style:style>
    <style:style style:name="gr26" style:family="graphic" style:parent-style-name="standard">
      <style:graphic-properties draw:stroke="dash" draw:stroke-dash="Ultrafine_20_Dashed" svg:stroke-color="#808080" draw:fill="none" draw:textarea-horizontal-align="justify" draw:textarea-vertical-align="middle" draw:auto-grow-height="false" fo:min-height="7.895cm" fo:min-width="7.877cm"/>
    </style:style>
    <style:style style:name="gr27" style:family="graphic" style:parent-style-name="standard">
      <style:graphic-properties draw:stroke="dash" draw:stroke-dash="Ultrafine_20_Dashed" svg:stroke-color="#808080" draw:fill="none" draw:textarea-horizontal-align="justify" draw:textarea-vertical-align="middle" draw:auto-grow-height="false" fo:min-height="9.667cm" fo:min-width="9.333cm"/>
    </style:style>
    <style:style style:name="gr28" style:family="graphic" style:parent-style-name="standard">
      <style:graphic-properties draw:stroke="dash" draw:stroke-dash="Ultrafine_20_Dashed" svg:stroke-color="#808080" draw:fill="none" draw:textarea-horizontal-align="justify" draw:textarea-vertical-align="middle" draw:auto-grow-height="false" fo:min-height="12.595cm" fo:min-width="12.307cm"/>
    </style:style>
    <style:style style:name="gr29" style:family="graphic" style:parent-style-name="standard">
      <style:graphic-properties draw:stroke="none" draw:fill="solid" draw:fill-color="#000000" draw:fill-hatch-solid="false" draw:textarea-horizontal-align="justify" draw:textarea-vertical-align="middle" draw:auto-grow-height="false" fo:min-height="0cm" fo:min-width="5.578cm"/>
    </style:style>
    <style:style style:name="gr30" style:family="graphic" style:parent-style-name="standard">
      <style:graphic-properties draw:stroke="none" draw:fill="solid" draw:fill-color="#000000" draw:fill-hatch-solid="false" draw:textarea-horizontal-align="justify" draw:textarea-vertical-align="middle" draw:auto-grow-height="false" fo:min-height="0cm" fo:min-width="7.54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577cm"/>
    </style:style>
    <style:style style:name="gr3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3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231cm" fo:min-width="0.747cm" draw:shadow="hidden"/>
    </style:style>
    <style:style style:name="gr3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921cm" fo:min-width="0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4.175cm"/>
    </style:style>
    <style:style style:name="gr36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2cm" fo:min-width="0.777cm"/>
    </style:style>
    <style:style style:name="gr37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.712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28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 draw:fill-hatch-solid="false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solid" draw:fill-color="#000000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8" style:family="paragraph">
      <loext:graphic-properties draw:fill="solid" draw:fill-color="#000000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10" style:family="paragraph">
      <loext:graphic-properties draw:fill="solid" draw:fill-color="#e6e6e6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text-position="sub 58%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002cm" svg:height="1.027cm" svg:x="13.808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44cm" svg:height="0.886cm" draw:transform="skewX (0.00104719755119663) rotate (0.58189277261491) translate (12.85cm 10.29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586cm" svg:height="0.976cm" draw:transform="skewX (0.00209439510239319) rotate (1.45926978759246) translate (15.815cm 10.81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116cm" svg:height="0.197cm" draw:transform="skewX (0.0151843644923507) rotate (-0.358839694210034) translate (16.407cm 10.62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118cm" svg:height="0.197cm" draw:transform="skewX (0.0050614548307836) rotate (-0.358839694210034) translate (16.265cm 10.58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118cm" svg:height="0.196cm" draw:transform="skewX (0.0153588974175501) rotate (-0.358839694210034) translate (16.129cm 10.5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118cm" svg:height="0.198cm" draw:transform="skewX (0.0151843644923507) rotate (-0.358839694210034) translate (15.989cm 10.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119cm" svg:height="0.199cm" draw:transform="skewX (0.0101229096615671) rotate (0.309970475154193) translate (16.005cm 10.344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119cm" svg:height="0.2cm" draw:transform="skewX (0.00994837673636771) rotate (0.309970475154193) translate (16.139cm 10.344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118cm" svg:height="0.2cm" draw:transform="skewX (-0.00506145483078354) rotate (0.309970475154193) translate (16.321cm 10.32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117cm" svg:height="0.202cm" draw:transform="skewX (0.0148352986419518) rotate (0.309970475154193) translate (16.495cm 10.301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5" draw:text-style-name="P2" draw:layer="layout" svg:width="0.624cm" svg:height="0.38cm" draw:transform="skewX (-0.00261799387799149) rotate (1.7551030958055) translate (15.305cm 10.89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935cm" svg:height="0.38cm" draw:transform="rotate (1.7551030958055) translate (15.442cm 11.02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6" draw:text-style-name="P1" draw:layer="layout" svg:width="1.304cm" svg:height="0.277cm" draw:transform="rotate (0.293564380185446) translate (14.361cm 10.08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671cm" svg:height="0.275cm" draw:transform="skewX (0.00366519142918811) rotate (0.916472390222222) translate (14.761cm 11.12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2" draw:layer="layout" svg:width="0.276cm" svg:height="0.276cm" svg:x="15.626cm" svg:y="10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74cm" svg:height="0.454cm" svg:x="13.682cm" svg:y="10.2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layout" svg:width="0.4cm" svg:height="0.17cm" svg:x="20.978cm" svg:y="10.6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17cm" svg:height="0.2cm" draw:transform="skewX (-0.00506145483078355) rotate (1.62018914462634) translate (21.278cm 10.8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066cm" svg:height="0.068cm" svg:x="21.045cm" svg:y="10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439cm" svg:height="0.595cm" svg:x="3.96cm" svg:y="6.99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95cm" svg:height="0.721cm" draw:transform="rotate (1.62018914462634) translate (3.63cm 7.62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4cm" svg:height="0.238cm" svg:x="4.924cm" svg:y="7.11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3" draw:layer="layout" svg:width="0.879cm" svg:height="0.369cm" svg:x="12.372cm" svg:y="1.39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368cm" svg:height="0.441cm" draw:transform="rotate (1.62018914462634) translate (12.174cm 1.78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146cm" svg:height="0.147cm" svg:x="12.963cm" svg:y="1.4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" draw:layer="layout" svg:width="2.4cm" svg:height="1.002cm" svg:x="25.351cm" svg:y="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1.001cm" svg:height="1.2cm" draw:transform="skewX (-0.000872664625997157) rotate (1.62018914462634) translate (27.152cm 2.6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2" draw:layer="layout" svg:width="0.4cm" svg:height="0.401cm" svg:x="25.751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3" draw:layer="layout" svg:width="0.799cm" svg:height="0.331cm" svg:x="6.535cm" svg:y="17.1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33cm" svg:height="0.399cm" draw:transform="skewX (0.00244346095279206) rotate (1.62018914462634) translate (6.355cm 17.5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133cm" svg:height="0.132cm" svg:x="7.068cm" svg:y="17.2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879cm" svg:height="0.369cm" svg:x="19.629cm" svg:y="15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368cm" svg:height="0.441cm" draw:transform="rotate (1.62018914462634) translate (19.431cm 16.23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146cm" svg:height="0.147cm" svg:x="20.22cm" svg:y="15.9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1" draw:text-style-name="P4" draw:layer="layout" svg:x1="16.786cm" svg:y1="10.649cm" svg:x2="20.863cm" svg:y2="10.709cm">
          <text:p/>
        </draw:line>
        <draw:line draw:style-name="gr21" draw:text-style-name="P4" draw:layer="layout" svg:x1="16.483cm" svg:y1="9.716cm" svg:x2="25.378cm" svg:y2="2.404cm">
          <text:p/>
        </draw:line>
        <draw:line draw:style-name="gr21" draw:text-style-name="P4" draw:layer="layout" svg:x1="14.531cm" svg:y1="9.586cm" svg:x2="13.099cm" svg:y2="2.906cm">
          <text:p/>
        </draw:line>
        <draw:line draw:style-name="gr21" draw:text-style-name="P4" draw:layer="layout" svg:x1="7.234cm" svg:y1="17.138cm" svg:x2="13.858cm" svg:y2="11.278cm">
          <text:p/>
        </draw:line>
        <draw:custom-shape draw:style-name="gr22" draw:text-style-name="P5" draw:layer="layout" svg:width="2.555cm" svg:height="0.132cm" draw:transform="rotate (-0.0174532925199433) translate (18.379cm 10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2.785cm" svg:height="1.978cm" draw:transform="rotate (-0.0172787595947439) translate (18.402cm 8.777cm)">
          <draw:image xlink:href="Pictures/1000B03C00005162000039D9F89F2836CA2A3F04.svg" xlink:type="simple" xlink:show="embed" xlink:actuate="onLoad">
            <text:p/>
          </draw:image>
          <draw:image xlink:href="Pictures/100002010000031300000230D0C5C086B1A1C670.png" xlink:type="simple" xlink:show="embed" xlink:actuate="onLoad"/>
        </draw:frame>
        <draw:custom-shape draw:style-name="gr24" draw:text-style-name="P5" draw:layer="layout" svg:width="11.827cm" svg:height="0.072cm" draw:transform="rotate (0.683470935080979) translate (16.221cm 9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7.333cm" svg:height="0.089cm" draw:transform="rotate (1.78302836383741) translate (14.372cm 9.0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11.845cm" svg:height="11.517cm" svg:x="9.057cm" svg:y="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3.905cm" svg:height="14.023cm" svg:x="7.967cm" svg:y="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18.109cm" svg:height="18.163cm" svg:x="5.682cm" svg:y="1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6.078cm" svg:height="0.083cm" draw:transform="rotate (-0.811403569252164) translate (15.661cm 11.3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7.333cm" svg:height="0.068cm" draw:transform="rotate (-2.42077167251613) translate (12.744cm 12.3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8.044cm" svg:height="0.065cm" draw:transform="rotate (-0.313635666583381) translate (5.317cm 7.5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77cm" svg:height="1.204cm" svg:x="20.433cm" svg:y="15.137cm">
          <draw:text-box>
            <text:p><text:span text:style-name="T1">R=1</text:span></text:p>
          </draw:text-box>
        </draw:frame>
        <draw:frame draw:style-name="gr31" draw:text-style-name="P6" draw:layer="layout" svg:width="2.077cm" svg:height="1.204cm" svg:x="3.444cm" svg:y="5.359cm">
          <draw:text-box>
            <text:p><text:span text:style-name="T1">R=2</text:span></text:p>
          </draw:text-box>
        </draw:frame>
        <draw:frame draw:style-name="gr31" draw:text-style-name="P6" draw:layer="layout" svg:width="2.077cm" svg:height="1.204cm" svg:x="25.792cm" svg:y="2.901cm">
          <draw:text-box>
            <text:p><text:span text:style-name="T1">R=3</text:span></text:p>
          </draw:text-box>
        </draw:frame>
        <draw:g>
          <draw:path draw:style-name="gr32" draw:text-style-name="P7" draw:layer="layout" svg:width="0.556cm" svg:height="0.582cm" draw:transform="rotate (0.62168627956038) translate (7.5564778769057cm 15.2010399848203cm)" svg:viewBox="0 0 557 583" svg:d="M207 583c-28 0-55 0-82 0-42-194-83-389-125-583 27 0 53 0 80 0 28 137 55 274 82 410 5 35 10 69 15 103 18-34 36-68 55-103 80-136 160-273 239-410 29 0 58 0 86 0-116 194-233 389-350 583z">
            <text:p/>
          </draw:path>
          <draw:path draw:style-name="gr32" draw:text-style-name="P7" draw:layer="layout" svg:width="0.171cm" svg:height="0.263cm" draw:transform="rotate (0.62168627956038) translate (8.3541357697897cm 15.4593834691259cm)" svg:viewBox="0 0 172 264" svg:d="M164 39c-7-2-14-3-22-3-16 0-32 9-45 27-14 17-23 39-27 66l-27 135h-43l39-199 6-33 4-27h41l-8 53c11-21 21-36 32-45 10-9 22-13 35-13 7 0 15 1 23 3z">
            <text:p/>
          </draw:path>
          <draw:path draw:style-name="gr32" draw:text-style-name="P7" draw:layer="layout" svg:width="0.411cm" svg:height="0.429cm" draw:transform="rotate (0.62168627956038) translate (8.29514867297469cm 14.7812215449947cm)" svg:viewBox="0 0 412 430" svg:d="M0 258c0-28 0-57 0-85 137-58 274-115 412-173 0 21 0 42 0 64-119 50-237 101-355 151 118 51 236 101 355 152 0 21 0 42 0 63-138-57-275-115-412-172z">
            <text:p/>
          </draw:path>
          <draw:path draw:style-name="gr32" draw:text-style-name="P7" draw:layer="layout" svg:width="0.464cm" svg:height="0.622cm" draw:transform="rotate (0.62168627956038) translate (8.79949404085208cm 14.272336174349cm)" svg:viewBox="0 0 465 623" svg:d="M137 623c-43 0-77-14-101-40s-36-62-36-107c0-56 8-110 25-163s41-92 72-117 70-38 118-38c34 0 61 7 83 22 21 14 36 34 45 60h2l11-67 34-173h75l-101 522c-8 38-14 69-16 92h-71c0-14 3-36 8-66h-2c-20 26-41 45-63 57-23 12-50 18-83 18zM159 565c27 0 50-6 70-17 19-11 36-28 49-50 14-23 24-51 32-85s12-64 12-91c0-34-9-61-26-80-18-19-42-29-73-29-34 0-61 10-80 30-20 20-36 53-47 98-12 46-18 86-18 122 0 34 6 59 19 76s34 26 62 26z">
            <text:p/>
          </draw:path>
        </draw:g>
        <draw:g>
          <draw:path draw:style-name="gr32" draw:text-style-name="P7" draw:layer="layout" svg:width="0.557cm" svg:height="0.582cm" draw:transform="rotate (0.0216420827247297) translate (18.6699507189547cm 10.9839630450711cm)" svg:viewBox="0 0 558 583" svg:d="M207 583c-28 0-55 0-82 0-42-194-83-389-125-583 27 0 53 0 80 0 28 137 55 274 82 410 5 35 10 69 15 103 18-34 36-68 55-103 80-136 160-273 239-410 29 0 58 0 87 0-117 194-234 389-351 583z">
            <text:p/>
          </draw:path>
          <draw:path draw:style-name="gr32" draw:text-style-name="P7" draw:layer="layout" svg:width="0.171cm" svg:height="0.263cm" draw:transform="rotate (0.0216420827247297) translate (19.1823851524683cm 11.647597297738cm)" svg:viewBox="0 0 172 264" svg:d="M164 39c-7-2-14-3-22-3-16 0-32 9-45 27-14 17-23 39-27 66l-27 135h-43l39-199 6-33 4-27h41l-8 53c11-21 21-36 32-45 10-9 22-13 35-13 7 0 15 1 23 3z">
            <text:p/>
          </draw:path>
          <draw:path draw:style-name="gr32" draw:text-style-name="P7" draw:layer="layout" svg:width="0.411cm" svg:height="0.429cm" draw:transform="rotate (0.0216420827247297) translate (19.5166462360348cm 11.0545942615358cm)" svg:viewBox="0 0 412 430" svg:d="M0 258c0-28 0-57 0-85 137-58 274-115 412-173 0 21 0 42 0 64-119 50-237 101-355 151 118 51 236 101 355 152 0 21 0 42 0 63-138-57-275-115-412-172z">
            <text:p/>
          </draw:path>
          <draw:path draw:style-name="gr32" draw:text-style-name="P7" draw:layer="layout" svg:width="0.464cm" svg:height="0.622cm" draw:transform="rotate (0.0216420827247297) translate (20.2202447006066cm 10.9193989538927cm)" svg:viewBox="0 0 465 623" svg:d="M137 623c-43-1-77-14-101-40s-36-62-36-107c0-56 8-110 25-163s41-92 72-117 70-38 118-38c34 0 61 7 83 22 21 14 36 34 45 60h2l12-67 33-173h75l-101 522c-8 38-14 69-16 92h-71c0-14 3-36 8-66h-2c-20 26-41 45-63 57-23 12-50 17-83 18zM159 565c27 0 50-6 70-17 19-11 36-28 49-50 14-23 24-51 32-85s12-64 12-91c0-34-9-61-26-80-18-19-42-29-73-29-34 0-61 10-80 30-20 20-36 53-47 98-12 46-18 86-18 122 0 34 6 59 19 76s34 26 62 26z">
            <text:p/>
          </draw:path>
        </draw:g>
        <draw:g>
          <draw:path draw:style-name="gr32" draw:text-style-name="P7" draw:layer="layout" svg:width="0.557cm" svg:height="0.582cm" draw:transform="rotate (-1.27251955762907) translate (14.3764433110596cm 3.77981941190474cm)" svg:viewBox="0 0 558 583" svg:d="M207 583c-28 0-55 0-82 0-42-194-83-389-125-583 27 0 53 0 80 0 28 137 55 274 82 410 5 35 10 69 15 103 18-34 36-68 55-103 80-136 160-273 239-410 29 0 58 0 87 0-117 194-234 389-351 583z">
            <text:p/>
          </draw:path>
          <draw:path draw:style-name="gr32" draw:text-style-name="P7" draw:layer="layout" svg:width="0.171cm" svg:height="0.263cm" draw:transform="rotate (-1.27251955762907) translate (13.8779964297279cm 4.45402277621999cm)" svg:viewBox="0 0 172 264" svg:d="M164 39c-7-2-14-3-22-3-16 0-32 9-45 27-14 17-23 39-27 66l-27 135h-43l39-199 6-33 4-27h41l-8 53c11-21 21-36 32-45 10-9 22-13 35-13 7 0 15 1 23 3z">
            <text:p/>
          </draw:path>
          <draw:path draw:style-name="gr32" draw:text-style-name="P7" draw:layer="layout" svg:width="0.411cm" svg:height="0.429cm" draw:transform="rotate (-1.27251955762907) translate (14.5397468336826cm 4.61361436684375cm)" svg:viewBox="0 0 412 430" svg:d="M0 258c0-28 0-57 0-85 137-58 274-115 412-173 0 21 0 42 0 64-119 50-237 101-355 151 118 51 236 101 355 152 0 21 0 42 0 63-138-57-275-115-412-172z">
            <text:p/>
          </draw:path>
          <draw:path draw:style-name="gr32" draw:text-style-name="P7" draw:layer="layout" svg:width="0.464cm" svg:height="0.622cm" draw:transform="rotate (-1.27251955762907) translate (14.861968716001cm 5.2535375099725cm)" svg:viewBox="0 0 465 623" svg:d="M137 623c-43 0-77-14-101-40s-36-62-36-107c0-56 8-110 25-163s41-92 72-117 70-38 118-38c34 0 61 7 83 22 21 14 36 34 45 60h2l12-67 33-173h75l-101 522c-8 38-14 69-16 92h-71c0-14 3-36 8-66h-2c-20 26-41 45-63 57-23 12-50 18-83 18zM159 565c27 0 50-6 70-17 19-11 36-28 49-50 14-23 24-51 32-85s12-64 12-91c0-34-9-61-26-80-18-19-42-29-73-29-34 0-61 10-80 30-20 20-36 53-47 98-12 46-18 86-18 122 0 34 6 59 19 76s34 26 62 26z">
            <text:p/>
          </draw:path>
        </draw:g>
        <draw:g>
          <draw:path draw:style-name="gr32" draw:text-style-name="P7" draw:layer="layout" svg:width="0.464cm" svg:height="0.622cm" draw:transform="rotate (0.658163660927062) translate (20.7434549325457cm 4.69699572434735cm)" svg:viewBox="0 0 465 623" svg:d="M137 623c-43 0-77-14-101-40s-36-62-36-107c0-56 8-110 25-163s41-92 72-117 70-38 118-38c34 0 61 7 83 22 21 14 36 34 45 60h2l12-67 33-173h75l-101 522c-8 38-14 69-16 92h-71c0-14 3-36 8-66h-2c-20 26-41 45-63 57-23 12-50 18-83 18zM159 565c27 0 50-6 70-17 19-11 36-28 49-50 14-23 24-51 32-85s12-64 12-91c0-34-9-61-27-80-17-19-41-29-72-29-34 0-61 10-80 30-20 20-36 53-47 98-12 46-18 86-18 122 0 34 6 59 19 76s34 26 62 26z">
            <text:p/>
          </draw:path>
          <draw:path draw:style-name="gr32" draw:text-style-name="P7" draw:layer="layout" svg:width="0.256cm" svg:height="0.346cm" draw:transform="rotate (0.658163660927062) translate (21.4855079819817cm 4.91617815832443cm)" svg:viewBox="0 0 257 347" svg:d="M124 152c29 0 51-6 66-17 14-12 21-29 21-51 0-15-4-27-14-36-10-8-23-13-39-13-19 0-35 5-49 15-13 10-23 24-28 41l-43-3c9-30 24-52 46-66 21-15 47-22 77-22s53 7 70 22c18 15 26 35 26 60s-7 45-23 60c-15 16-37 25-65 29v1c21 4 37 12 49 25 11 12 17 28 17 48s-5 38-14 53c-10 16-24 28-42 37-19 8-40 12-64 12-21 0-39-3-55-10-15-7-28-17-39-30-10-13-17-28-21-45l39-12c5 19 15 34 29 45s31 17 50 17c23 0 40-6 53-18s19-28 19-48c0-18-6-32-18-42s-28-15-49-15h-30l8-37z">
            <text:p/>
          </draw:path>
        </draw:g>
        <draw:g>
          <draw:path draw:style-name="gr33" draw:text-style-name="P7" draw:layer="layout" svg:width="0.464cm" svg:height="0.622cm" draw:transform="rotate (-0.271049632834721) translate (7.48855907195728cm 7.15393179904107cm)" svg:viewBox="0 0 465 623" svg:d="M137 623c-43 0-77-14-101-40s-36-61-36-107c0-56 8-110 25-163s41-92 72-117 70-38 118-38c34 0 61 7 83 22 21 14 36 34 45 60h2l12-67 33-173h75l-101 522c-8 38-14 69-16 92h-71c0-14 3-36 8-66h-2c-20 26-41 45-63 57-23 12-50 18-83 18zM159 565c27 0 50-6 70-17 19-11 36-28 49-50 14-23 24-51 32-85s12-64 12-91c0-34-9-61-26-80-18-19-42-29-73-29-34 0-61 10-80 30-20 20-36 53-47 98-12 46-18 86-18 122 0 34 6 59 19 76s34 26 62 26z">
            <text:p/>
          </draw:path>
          <draw:path draw:style-name="gr33" draw:text-style-name="P7" draw:layer="layout" svg:width="0.268cm" svg:height="0.341cm" draw:transform="rotate (-0.27104963283472) translate (7.74318833357964cm 7.87574703870561cm)" svg:viewBox="0 0 269 342" svg:d="M0 342l6-30c9-15 18-28 29-40 11-11 22-22 34-31 12-10 24-19 36-26 13-8 24-16 36-23 11-7 22-15 32-22s19-15 26-23c8-8 14-17 18-26 4-10 6-21 6-33 0-16-5-28-15-38s-23-15-40-15-33 5-45 15c-13 9-23 23-29 42l-41-8c9-28 23-48 43-63 20-14 45-21 75-21 29 0 52 8 71 23 18 16 27 36 27 61 0 17-4 33-12 49-9 15-21 30-37 44-17 15-41 32-74 53-24 15-43 28-57 40-15 12-26 24-33 36h174l-7 36z">
            <text:p/>
          </draw:path>
        </draw:g>
        <draw:g>
          <draw:path draw:style-name="gr32" draw:text-style-name="P7" draw:layer="layout" svg:width="0.464cm" svg:height="0.622cm" draw:transform="rotate (-0.783303768295055) translate (18.4281262859428cm 12.6981609219315cm)" svg:viewBox="0 0 465 623" svg:d="M137 623c-43 0-77-14-101-40s-36-61-36-107c0-56 8-110 25-163s41-92 72-117 70-38 118-38c34 0 61 7 83 22 21 14 36 34 45 60h2l11-67 34-173h75l-101 522c-8 38-14 69-16 92h-71c0-14 3-36 8-66h-2c-20 26-41 45-63 57-23 12-50 18-83 18zM159 565c27 0 50-6 70-17 19-11 36-28 49-50 14-23 24-51 32-85s12-64 12-91c0-34-9-61-27-80-17-19-41-29-72-29-34 0-61 10-80 30-20 20-36 53-47 98-12 46-18 86-18 122 0 34 6 59 19 76s34 26 62 26z">
            <text:p/>
          </draw:path>
          <draw:path draw:style-name="gr32" draw:text-style-name="P7" draw:layer="layout" svg:width="0.218cm" svg:height="0.337cm" draw:transform="rotate (-0.783303768295056) translate (18.3038223158186cm 13.4666321527869cm)" svg:viewBox="0 0 219 338" svg:d="M0 338c2-13 5-25 7-37 29 0 58 0 86 0 17-86 34-171 50-256-29 17-58 35-86 53 2-14 5-29 8-43 30-18 60-37 90-55 14 0 27 0 40 0-19 100-39 201-58 301 27 0 54 0 82 0-3 12-5 24-7 37-71 0-141 0-212 0z">
            <text:p/>
          </draw:path>
        </draw:g>
        <draw:g>
          <draw:path draw:style-name="gr34" draw:text-style-name="P8" draw:layer="layout" svg:width="0.31cm" svg:height="0.339cm" draw:transform="rotate (1.5707963267949) translate (17.7080625cm 10.026796875cm)" svg:viewBox="0 0 311 340" svg:d="M190 0c37 0 67 8 89 25 21 17 32 40 32 69 0 36-12 63-37 84-24 20-58 30-100 30h-102l-26 132h-46l66-340zM79 171h93c62 0 92-25 92-75 0-19-6-34-19-44-12-10-31-15-56-15h-84z">
            <text:p/>
          </draw:path>
          <draw:path draw:style-name="gr34" draw:text-style-name="P8" draw:layer="layout" svg:width="0.146cm" svg:height="0.211cm" draw:transform="rotate (1.5707963267949) translate (18.04748cm 9.7079375cm)" svg:viewBox="0 0 147 212" svg:d="M100 54c15 0 26 4 34 13 9 9 13 21 13 37 0 19-3 37-9 55s-14 31-24 40c-11 8-24 13-40 13-11 0-21-3-28-8-7-4-12-11-15-20h-1c0 3-1 8-3 15-2 6-3 10-3 10h-24c0-2 1-5 3-12 1-6 2-13 4-19l34-178h25l-11 60c-1 4-3 11-5 19h1c6-8 14-15 21-19 8-4 17-6 28-6zM93 74c-9 0-17 1-24 5-6 4-12 10-17 17-4 8-8 18-10 29-3 12-4 22-4 31 0 12 3 21 9 27 6 7 14 10 24 10 12 0 21-4 28-11s12-18 16-33c3-16 5-29 5-41 0-11-2-20-6-26-5-6-12-8-21-8z">
            <text:p/>
          </draw:path>
        </draw:g>
        <draw:frame draw:style-name="gr35" draw:text-style-name="P9" draw:layer="layout" svg:width="4.675cm" svg:height="1.481cm" svg:x="20.958cm" svg:y="18.519cm">
          <draw:text-box>
            <text:p><text:span text:style-name="T2">d</text:span><text:span text:style-name="T3">1</text:span><text:span text:style-name="T2"> &lt; d</text:span><text:span text:style-name="T3">2</text:span><text:span text:style-name="T2"> &lt; d</text:span><text:span text:style-name="T3">3</text:span></text:p>
          </draw:text-box>
        </draw:frame>
        <draw:frame draw:style-name="gr36" draw:text-style-name="P10" draw:layer="layout" svg:width="1.277cm" svg:height="0.962cm" svg:x="21.86cm" svg:y="10.324cm">
          <draw:text-box>
            <text:p>P1</text:p>
          </draw:text-box>
        </draw:frame>
        <draw:frame draw:style-name="gr36" draw:text-style-name="P10" draw:layer="layout" svg:width="1.277cm" svg:height="0.962cm" svg:x="18.911cm" svg:y="16.581cm">
          <draw:text-box>
            <text:p>P2</text:p>
          </draw:text-box>
        </draw:frame>
        <draw:frame draw:style-name="gr36" draw:text-style-name="P10" draw:layer="layout" svg:width="1.277cm" svg:height="0.962cm" svg:x="10.607cm" svg:y="1.139cm">
          <draw:text-box>
            <text:p>P3</text:p>
          </draw:text-box>
        </draw:frame>
        <draw:frame draw:style-name="gr37" draw:text-style-name="P10" draw:layer="layout" svg:width="1.277cm" svg:height="0.962cm" svg:x="4.849cm" svg:y="16.849cm">
          <draw:text-box>
            <text:p>P4</text:p>
          </draw:text-box>
        </draw:frame>
        <draw:frame draw:style-name="gr36" draw:text-style-name="P10" draw:layer="layout" svg:width="1.277cm" svg:height="0.962cm" svg:x="3.616cm" svg:y="8.147cm">
          <draw:text-box>
            <text:p>P5</text:p>
          </draw:text-box>
        </draw:frame>
        <draw:frame draw:style-name="gr37" draw:text-style-name="P10" draw:layer="layout" svg:width="1.277cm" svg:height="0.962cm" svg:x="23.418cm" svg:y="1.15cm">
          <draw:text-box>
            <text:p>P6</text:p>
          </draw:text-box>
        </draw:frame>
        <draw:frame draw:style-name="gr38" draw:text-style-name="P6" draw:layer="layout" svg:width="7.788cm" svg:height="1.204cm" svg:x="20.912cm" svg:y="17.354cm">
          <draw:text-box>
            <text:p><text:span text:style-name="T1">P1, P3, P4 invisi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6-06T11:52:24.497479336</meta:creation-date>
    <dc:date>2017-06-06T14:00:00.916786572</dc:date>
    <dc:creator>Sergey Budaev</dc:creator>
    <meta:editing-duration>PT1H6M43S</meta:editing-duration>
    <meta:editing-cycles>10</meta:editing-cycles>
    <meta:generator>LibreOffice/5.1.6.2$Linux_X86_64 LibreOffice_project/07ac168c60a517dba0f0d7bc7540f5afa45f0909</meta:generator>
    <meta:document-statistic meta:object-count="95"/>
  </office:meta>
</office:document-meta>
</file>